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Calibri" svg:font-family="Calibri, 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T1" style:family="text">
      <style:text-properties style:text-underline-style="none"/>
    </style:style>
    <style:style style:name="T2" style:family="text">
      <style:text-properties officeooo:rsid="0007e2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apport de séance 2</text:p>
      <text:p text:style-name="P1">Les tâches réalisé<text:span text:style-name="T2">es</text:span>:</text:p>
      <text:list xml:id="list4168500501083337655" text:style-name="L1">
        <text:list-item>
          <text:p text:style-name="P5">Rencontre avec le <text:span text:style-name="T2">MOA</text:span></text:p>
        </text:list-item>
        <text:list-item>
          <text:p text:style-name="P5">Début de la rédaction d'un cahier des charges</text:p>
        </text:list-item>
        <text:list-item>
          <text:p text:style-name="P5">Analyse des besoins terminé<text:span text:style-name="T2">s</text:span>, création d'un site avec une gestion des utilisateurs, des hôpitaux, des contacts hôpitaux, ect...</text:p>
        </text:list-item>
        <text:list-item>
          <text:p text:style-name="P5">Choix de l'environnement de développement php, html CSS et mySql</text:p>
        </text:list-item>
        <text:list-item>
          <text:p text:style-name="P5">Mise en accord sur la première tâche à réaliser qui sera le gestionnaire d'utilisateurs </text:p>
        </text:list-item>
        <text:list-item>
          <text:p text:style-name="P5">Nouveau document permettant d'affiner la compréhension du sujet</text:p>
        </text:list-item>
        <text:list-item>
          <text:p text:style-name="P5"><text:span text:style-name="T2">Delimitation</text:span> du sujets</text:p>
        </text:list-item>
      </text:list>
      <text:p text:style-name="P1">Tâche principal<text:span text:style-name="T2">s</text:span> pour la semaine prochaine :</text:p>
      <text:p text:style-name="P3"><text:tab/>Réalis<text:span text:style-name="T2">er</text:span> et héberger un gestionnaire d'utilisateurs sur <text:span text:style-name="T2">OVH</text:span></text:p>
      <text:p text:style-name="P2"><text:span text:style-name="T1"><text:tab/></text:span>Pour cela:</text:p>
      <text:list xml:id="list8656875436609970153" text:style-name="L2">
        <text:list-item>
          <text:p text:style-name="P6">Nous allons réaliser une couche de persistance qui sera réalisé<text:span text:style-name="T2">e</text:span> en base de données, avec une table utilisateurs, une table droit (administrateur, modérateur, utilisateur) et l'administrateur peut gèrer les droits.</text:p>
        </text:list-item>
        <text:list-item>
          <text:p text:style-name="P6">Une couche graphique pour simplifier l'utilisat<text:span text:style-name="T2">i</text:span>on qui sera en css et html, dans les couleurs de l'association et reprenant des formes arrondie<text:span text:style-name="T2">s</text:span> avec un accueil sur la carte de France.</text:p>
        </text:list-item>
        <text:list-item>
          <text:p text:style-name="P6">Une couche contrôleur en php qui contrôlera la connexion, qui simplifiera l'utilisation de la table et réalisera les requêtes approprié<text:span text:style-name="T2">es</text:span>, avec un modèle <text:span text:style-name="T2">classique </text:span>et un modèle gateway et qui gérera la connexion à la base grâce au pattern singleton.</text:p>
        </text:list-item>
        <text:list-item>
          <text:p text:style-name="P6">Mise en place du serveur et de la base de données sur ovh avec le nom de domaine choisi par le <text:span text:style-name="T2">MOA</text:span>.</text:p>
        </text:list-item>
        <text:list-item>
          <text:p text:style-name="P6">Réalisation du mcd pour la gestion des utilisateur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Calibri" svg:font-family="Calibri, 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, Calibri" style:font-family-generic="swiss" style:font-pitch="variable" fo:font-size="11pt" fo:language="en" fo:country="US" style:font-name-asian="SimSun1" style:font-family-asian="SimSun, 宋体" style:font-pitch-asian="variable" style:font-size-asian="11pt" style:language-asian="zh" style:country-asian="CN" style:font-name-complex="Times New Roman1" style:font-family-complex="'Times New Roman', 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lice_20_de_20_paragraphe_20_par_20_défaut" style:display-name="Police de paragraphe par défaut" style:family="text">
      <style:text-properties style:font-name="Calibri" fo:font-family="Calibri, Calibri" style:font-family-generic="swiss" style:font-pitch="variable" style:font-name-asian="SimSun1" style:font-family-asian="SimSun, 宋体" style:font-pitch-asian="variable" style:font-name-complex="Times New Roman1" style:font-family-complex="'Times New Roman', 'Times New Roman'" style:font-family-generic-complex="roman" style:font-pitch-complex="variabl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landscape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2303</meta:initial-creator>
    <meta:creation-date>2015-11-23T18:32:20</meta:creation-date>
    <dc:date>2015-11-24T08:36:36.269069000</dc:date>
    <meta:editing-duration>PT9M55S</meta:editing-duration>
    <meta:generator>LibreOffice/5.0.2.2$MacOSX_X86_64 LibreOffice_project/37b43f919e4de5eeaca9b9755ed688758a8251fe</meta:generator>
    <meta:editing-cycles>1</meta:editing-cycles>
    <meta:document-statistic meta:table-count="0" meta:image-count="0" meta:object-count="0" meta:page-count="1" meta:paragraph-count="17" meta:word-count="231" meta:character-count="1395" meta:non-whitespace-character-count="1190"/>
  </office:meta>
</office:document-meta>
</file>